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b74f" officeooo:paragraph-rsid="0017b74f"/>
    </style:style>
    <style:style style:name="P2" style:family="paragraph" style:parent-style-name="Standard">
      <style:text-properties officeooo:rsid="0019cbe0" officeooo:paragraph-rsid="0019cbe0"/>
    </style:style>
    <style:style style:name="P3" style:family="paragraph" style:parent-style-name="Standard" style:list-style-name="L2">
      <style:text-properties officeooo:rsid="0019cbe0" officeooo:paragraph-rsid="0019cbe0"/>
    </style:style>
    <style:style style:name="P4" style:family="paragraph" style:parent-style-name="Standard" style:list-style-name="L2">
      <style:text-properties officeooo:rsid="001b50c9" officeooo:paragraph-rsid="001b50c9"/>
    </style:style>
    <style:style style:name="P5" style:family="paragraph" style:parent-style-name="Standard" style:list-style-name="L2">
      <style:text-properties officeooo:rsid="001d4b6b" officeooo:paragraph-rsid="001d4b6b"/>
    </style:style>
    <style:style style:name="P6" style:family="paragraph" style:parent-style-name="Standard">
      <style:text-properties officeooo:rsid="001d4b6b" officeooo:paragraph-rsid="001d4b6b"/>
    </style:style>
    <style:style style:name="P7" style:family="paragraph" style:parent-style-name="Standard">
      <style:text-properties officeooo:rsid="00206668" officeooo:paragraph-rsid="00206668"/>
    </style:style>
    <style:style style:name="T1" style:family="text">
      <style:text-properties officeooo:rsid="001d4b6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terature Review Plan</text:p>
      <text:p text:style-name="P1"/>
      <text:p text:style-name="P2">Possible points of discussion (not necessarily in order)</text:p>
      <text:p text:style-name="P2"/>
      <text:list xml:id="list5488806155164738357" text:style-name="L2">
        <text:list-item>
          <text:p text:style-name="P3">Brief discussion of the internet and its structure</text:p>
        </text:list-item>
        <text:list-item>
          <text:p text:style-name="P3">Why am I mapping the internet at the level of AS (including what AS's are)</text:p>
        </text:list-item>
        <text:list-item>
          <text:p text:style-name="P4">Many papers are old, internet <text:span text:style-name="T1">changes quickly</text:span></text:p>
        </text:list-item>
        <text:list-item>
          <text:p text:style-name="P4">Using graphs/trees to visualise the internet, why is hyperbolic space better?</text:p>
        </text:list-item>
        <text:list-item>
          <text:p text:style-name="P4">The internet is not the WWW</text:p>
        </text:list-item>
        <text:list-item>
          <text:p text:style-name="P4">Past attempts to visualise the internet</text:p>
        </text:list-item>
        <text:list-item>
          <text:p text:style-name="P5">Manifolds, why are they useful?</text:p>
        </text:list-item>
        <text:list-item>
          <text:p text:style-name="P5">Why map the internet at all?</text:p>
        </text:list-item>
      </text:list>
      <text:p text:style-name="P6"/>
      <text:p text:style-name="P7">Extra notes:</text:p>
      <text:p text:style-name="P7"/>
      <text:p text:style-name="P7">Not really sure how to handle the whole this paper agrees/disagrees thing since its maths</text:p>
      <text:p text:style-name="P7">Hard to find papers doing similar stuff</text:p>
      <text:p text:style-name="P7">Cant really find any contradictory studies, not sure what this means in context</text:p>
      <text:p text:style-name="P7">Found a book, can I use it?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0:49:06.478101988</meta:creation-date>
    <meta:generator>LibreOffice/4.3.3.2$Linux_X86_64 LibreOffice_project/430m0$Build-2</meta:generator>
    <dc:date>2014-11-06T12:23:44.803797803</dc:date>
    <meta:editing-duration>PT47M57S</meta:editing-duration>
    <meta:editing-cycles>6</meta:editing-cycles>
    <meta:document-statistic meta:table-count="0" meta:image-count="0" meta:object-count="0" meta:page-count="1" meta:paragraph-count="15" meta:word-count="127" meta:character-count="703" meta:non-whitespace-character-count="599"/>
  </office:meta>
</office:document-meta>
</file>